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start" style:justify-single-word="false"/>
      <style:text-properties officeooo:rsid="00251cfa" officeooo:paragraph-rsid="00266b4f"/>
    </style:style>
    <style:style style:name="P2" style:family="paragraph" style:parent-style-name="Preformatted_20_Text">
      <style:paragraph-properties fo:text-align="start" style:justify-single-word="false"/>
      <style:text-properties officeooo:rsid="00251cfa" officeooo:paragraph-rsid="002a5efd"/>
    </style:style>
    <style:style style:name="P3" style:family="paragraph" style:parent-style-name="Preformatted_20_Text">
      <style:text-properties officeooo:paragraph-rsid="002a5efd"/>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officeooo:paragraph-rsid="002a5efd"/>
    </style:style>
    <style:style style:name="P6" style:family="paragraph" style:parent-style-name="Standard">
      <style:paragraph-properties fo:text-align="center" style:justify-single-word="false"/>
      <style:text-properties officeooo:rsid="001f6d7c" officeooo:paragraph-rsid="001f6d7c"/>
    </style:style>
    <style:style style:name="P7" style:family="paragraph" style:parent-style-name="Standard">
      <style:paragraph-properties fo:text-align="start" style:justify-single-word="false"/>
      <style:text-properties officeooo:rsid="001fc830" officeooo:paragraph-rsid="001fc830"/>
    </style:style>
    <style:style style:name="P8" style:family="paragraph" style:parent-style-name="Standard">
      <style:paragraph-properties fo:text-align="start" style:justify-single-word="false"/>
      <style:text-properties officeooo:rsid="0021a22a" officeooo:paragraph-rsid="0021a22a"/>
    </style:style>
    <style:style style:name="P9" style:family="paragraph" style:parent-style-name="Standard">
      <style:paragraph-properties fo:text-align="start" style:justify-single-word="false"/>
      <style:text-properties officeooo:rsid="00251cfa" officeooo:paragraph-rsid="00266b4f"/>
    </style:style>
    <style:style style:name="P10" style:family="paragraph" style:parent-style-name="Standard">
      <style:paragraph-properties fo:text-align="start" style:justify-single-word="false"/>
      <style:text-properties officeooo:rsid="00251cfa" officeooo:paragraph-rsid="002a5efd"/>
    </style:style>
    <style:style style:name="P11" style:family="paragraph" style:parent-style-name="Standard">
      <style:paragraph-properties fo:text-align="start" style:justify-single-word="false"/>
      <style:text-properties officeooo:rsid="00266b4f" officeooo:paragraph-rsid="002a5efd"/>
    </style:style>
    <style:style style:name="P12" style:family="paragraph" style:parent-style-name="Standard">
      <style:paragraph-properties fo:text-align="start" style:justify-single-word="false"/>
      <style:text-properties fo:font-weight="normal" officeooo:rsid="00251cfa" officeooo:paragraph-rsid="0026bf60" style:font-weight-asian="normal" style:font-weight-complex="normal"/>
    </style:style>
    <style:style style:name="T1" style:family="text">
      <style:text-properties officeooo:rsid="0021426e"/>
    </style:style>
    <style:style style:name="T2" style:family="text">
      <style:text-properties officeooo:rsid="002374f9"/>
    </style:style>
    <style:style style:name="T3" style:family="text">
      <style:text-properties officeooo:rsid="00251cfa"/>
    </style:style>
    <style:style style:name="T4" style:family="text">
      <style:text-properties fo:font-style="italic" style:font-style-asian="italic" style:font-style-complex="italic"/>
    </style:style>
    <style:style style:name="T5" style:family="text">
      <style:text-properties fo:font-style="italic" officeooo:rsid="00275428" style:font-style-asian="italic" style:font-style-complex="italic"/>
    </style:style>
    <style:style style:name="T6" style:family="text">
      <style:text-properties fo:font-style="italic" fo:font-weight="bold" officeooo:rsid="0026bf60" style:font-style-asian="italic" style:font-weight-asian="bold" style:font-style-complex="italic" style:font-weight-complex="bold"/>
    </style:style>
    <style:style style:name="T7" style:family="text">
      <style:text-properties fo:font-style="italic" fo:font-weight="bold" officeooo:rsid="00275428" style:font-style-asian="italic" style:font-weight-asian="bold" style:font-style-complex="italic" style:font-weight-complex="bold"/>
    </style:style>
    <style:style style:name="T8" style:family="text">
      <style:text-properties officeooo:rsid="00266b4f"/>
    </style:style>
    <style:style style:name="T9" style:family="text">
      <style:text-properties style:font-name="Courier New" fo:font-weight="bold" style:font-weight-asian="bold" style:font-weight-complex="bold"/>
    </style:style>
    <style:style style:name="T10" style:family="text">
      <style:text-properties officeooo:rsid="0026bf60"/>
    </style:style>
    <style:style style:name="T11" style:family="text">
      <style:text-properties fo:font-style="normal" officeooo:rsid="0026bf60" style:font-style-asian="normal" style:font-style-complex="normal"/>
    </style:style>
    <style:style style:name="T12" style:family="text">
      <style:text-properties fo:font-style="normal" officeooo:rsid="00275428"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SIGNMENT NO. 2</text:p>
      <text:p text:style-name="P6"/>
      <text:p text:style-name="P6">SUMMARY OF THE ARTICLE “Async Rust”</text:p>
      <text:p text:style-name="P6"/>
      <text:p text:style-name="P7">Async<text:span text:style-name="T2">hronous</text:span> Programming or better known as “Async Programming” is a tool to handle concurrent processes. Many programming languages such as JavaScript and C# has the ability to perform Async Programming. Rust however recently stabilizes its first ever Async Programming flavor. It has been under testing and development (beta version) for some while but <text:span text:style-name="T1">it got stabilized just recently (yeee!!!!). </text:span>Rust announced it <text:span text:style-name="T1">stable async/.await feature in the November 2019, a big achievement for the Rust team.</text:span></text:p>
      <text:p text:style-name="P8">Concurrent programming is where functions independently perform, they can progress at the same time or not but they are <text:span text:style-name="T3">independen</text:span>t. Parallel programming on the other hand is one in which all the processes progress at the same time. In concurrent programming all the tasks are executed in a single thread. Multi-threading is another concept, where tasks are distributed over multiple threads to run simultaneously. Multi-threading is used where CPU-intensive (or computationally/calculation intensive) tasks take place, so <text:span text:style-name="T3">we</text:span> spread the tasks on different cores to achieve faster results and utilize our resources efficiently. Concurrent programming (single threaded programming) is used where lots of IO intensive tasks take place (meaning tasks in which <text:span text:style-name="T3">we</text:span> receive lots of request (inputs) and <text:span text:style-name="T3">we </text:span>have to serve them (provide output)). These tasks are also called <text:span text:style-name="T4">IO</text:span> bound. In these tasks a lot of waiting occurs, so our resources (system) sits idle while waiting for the request to come and get it served. However are resources are being wasted while our system sits idle, so to avoid this async programming is used, <text:span text:style-name="T2">we can get our system to work on something useful while waiting for the request to come. Our system can jump back and forth i.e. when a request comes it serves it and while waiting it performs some other task thereby utilizing our resources to maximum.</text:span></text:p>
      <text:p text:style-name="P9">In Rust like other languages there is a basic syntax to define and utilize async programming. In Rust support for async programming is not provided natively, <text:span text:style-name="T8">we have to import certain crates/library to asynchronously program in Rust. Below is a simple code example performing async programming in Rust.</text:span></text:p>
      <text:p text:style-name="P10"/>
      <text:p text:style-name="P2"><text:span text:style-name="Source_20_Text"><text:span text:style-name="T9">async fn another_function() {</text:span></text:span></text:p>
      <text:p text:style-name="P3"><text:span text:style-name="Source_20_Text"><text:span text:style-name="T9"><text:s text:c="4"/>// Create the future:</text:span></text:span></text:p>
      <text:p text:style-name="P3"><text:span text:style-name="Source_20_Text"><text:span text:style-name="T9"><text:s text:c="4"/>let future = first_function();</text:span></text:span></text:p>
      <text:p text:style-name="P3"><text:span text:style-name="Source_20_Text"><text:span text:style-name="T9"><text:s text:c="4"/></text:span></text:span></text:p>
      <text:p text:style-name="P3"><text:span text:style-name="Source_20_Text"><text:span text:style-name="T9"><text:s text:c="4"/>// Await the future, which will execute it (and suspend</text:span></text:span></text:p>
      <text:p text:style-name="P3"><text:span text:style-name="Source_20_Text"><text:span text:style-name="T9"><text:s text:c="4"/>// this function if we encounter a need to wait for I/O): </text:span></text:span></text:p>
      <text:p text:style-name="P3"><text:span text:style-name="Source_20_Text"><text:span text:style-name="T9"><text:s text:c="4"/>let result: u32 = future.await;</text:span></text:span></text:p>
      <text:p text:style-name="P3"><text:span text:style-name="Source_20_Text"><text:span text:style-name="T9"><text:s text:c="4"/>...</text:span></text:span></text:p>
      <text:p text:style-name="P5"><text:span text:style-name="Source_20_Text"><text:span text:style-name="T9">}</text:span></text:span></text:p>
      <text:p text:style-name="P11"><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21:01:55.768019654</meta:creation-date>
    <dc:date>2020-04-22T21:53:17.056357163</dc:date>
    <meta:editing-duration>PT28M46S</meta:editing-duration>
    <meta:editing-cycles>9</meta:editing-cycles>
    <meta:generator>LibreOffice/6.0.7.3$Linux_X86_64 LibreOffice_project/00m0$Build-3</meta:generator>
    <meta:document-statistic meta:table-count="0" meta:image-count="0" meta:object-count="0" meta:page-count="1" meta:paragraph-count="14" meta:word-count="396" meta:character-count="2483" meta:non-whitespace-character-count="2071"/>
  </office:meta>
</office:document-meta>
</file>